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18in"/>
    </style:style>
    <style:style style:name="co2" style:family="table-column">
      <style:table-column-properties fo:break-before="auto" style:column-width="1.9189in"/>
    </style:style>
    <style:style style:name="co3" style:family="table-column">
      <style:table-column-properties fo:break-before="auto" style:column-width="4.94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description</text:p>
          </table:table-cell>
          <table:table-cell table:style-name="Default" office:value-type="string" calcext:value-type="string">
            <text:p>source</text:p>
          </table:table-cell>
        </table:table-row>
        <table:table-row table:style-name="ro2">
          <table:table-cell office:value-type="string" calcext:value-type="string">
            <text:p>cb01chands.mp4</text:p>
          </table:table-cell>
          <table:table-cell office:value-type="string" calcext:value-type="string">
            <text:p>chands</text:p>
          </table:table-cell>
          <table:table-cell office:value-type="string" calcext:value-type="string">
            <text:p>Bohnemeyer, J., Bowerman, M., &amp; Brown, P. (2001). Cut and break clips. In S. C. Levinson, &amp; N. J. Enfield (Eds.), Manual for the field season 2001 (pp. 90-96). Nijmegen: Max Planck Institute for Psycholinguistics. doi:10.17617/2.874626. </text:p>
          </table:table-cell>
        </table:table-row>
        <table:table-row table:style-name="ro2">
          <table:table-cell office:value-type="string" calcext:value-type="string">
            <text:p>cb02rpoint.mp4</text:p>
          </table:table-cell>
          <table:table-cell office:value-type="string" calcext:value-type="string">
            <text:p>rpoint</text:p>
          </table:table-cell>
          <table:table-cell office:value-type="string" calcext:value-type="string">
            <text:p>Bohnemeyer, J., Bowerman, M., &amp; Brown, P. (2001). Cut and break clips. In S. C. Levinson, &amp; N. J. Enfield (Eds.), Manual for the field season 2001 (pp. 90-96). Nijmegen: Max Planck Institute for Psycholinguistics. doi:10.17617/2.874626. </text:p>
          </table:table-cell>
        </table:table-row>
        <table:table-row table:style-name="ro2">
          <table:table-cell office:value-type="string" calcext:value-type="string">
            <text:p>cb03stickontree.mp4</text:p>
          </table:table-cell>
          <table:table-cell office:value-type="string" calcext:value-type="string">
            <text:p>stickontree</text:p>
          </table:table-cell>
          <table:table-cell office:value-type="string" calcext:value-type="string">
            <text:p>Bohnemeyer, J., Bowerman, M., &amp; Brown, P. (2001). Cut and break clips. In S. C. Levinson, &amp; N. J. Enfield (Eds.), Manual for the field season 2001 (pp. 90-96). Nijmegen: Max Planck Institute for Psycholinguistics. doi:10.17617/2.874626. </text:p>
          </table:table-cell>
        </table:table-row>
        <table:table-row table:style-name="ro2">
          <table:table-cell office:value-type="string" calcext:value-type="string">
            <text:p>cb04cfury.mp4</text:p>
          </table:table-cell>
          <table:table-cell office:value-type="string" calcext:value-type="string">
            <text:p>cfury</text:p>
          </table:table-cell>
          <table:table-cell office:value-type="string" calcext:value-type="string">
            <text:p>Bohnemeyer, J., Bowerman, M., &amp; Brown, P. (2001). Cut and break clips. In S. C. Levinson, &amp; N. J. Enfield (Eds.), Manual for the field season 2001 (pp. 90-96). Nijmegen: Max Planck Institute for Psycholinguistics. doi:10.17617/2.874626. </text:p>
          </table:table-cell>
        </table:table-row>
        <table:table-row table:style-name="ro2">
          <table:table-cell office:value-type="string" calcext:value-type="string">
            <text:p>cb05sfury.mp4</text:p>
          </table:table-cell>
          <table:table-cell office:value-type="string" calcext:value-type="string">
            <text:p>sfury</text:p>
          </table:table-cell>
          <table:table-cell office:value-type="string" calcext:value-type="string">
            <text:p>Bohnemeyer, J., Bowerman, M., &amp; Brown, P. (2001). Cut and break clips. In S. C. Levinson, &amp; N. J. Enfield (Eds.), Manual for the field season 2001 (pp. 90-96). Nijmegen: Max Planck Institute for Psycholinguistics. doi:10.17617/2.874626. </text:p>
          </table:table-cell>
        </table:table-row>
        <table:table-row table:style-name="ro2">
          <table:table-cell office:value-type="string" calcext:value-type="string">
            <text:p>cb06carfury.mp4</text:p>
          </table:table-cell>
          <table:table-cell office:value-type="string" calcext:value-type="string">
            <text:p>carfury</text:p>
          </table:table-cell>
          <table:table-cell office:value-type="string" calcext:value-type="string">
            <text:p>Bohnemeyer, J., Bowerman, M., &amp; Brown, P. (2001). Cut and break clips. In S. C. Levinson, &amp; N. J. Enfield (Eds.), Manual for the field season 2001 (pp. 90-96). Nijmegen: Max Planck Institute for Psycholinguistics. doi:10.17617/2.874626. </text:p>
          </table:table-cell>
        </table:table-row>
        <table:table-row table:style-name="ro2">
          <table:table-cell office:value-type="string" calcext:value-type="string">
            <text:p>cb07opentable.mp4</text:p>
          </table:table-cell>
          <table:table-cell office:value-type="string" calcext:value-type="string">
            <text:p>opentable</text:p>
          </table:table-cell>
          <table:table-cell office:value-type="string" calcext:value-type="string">
            <text:p>Bohnemeyer, J., Bowerman, M., &amp; Brown, P. (2001). Cut and break clips. In S. C. Levinson, &amp; N. J. Enfield (Eds.), Manual for the field season 2001 (pp. 90-96). Nijmegen: Max Planck Institute for Psycholinguistics. doi:10.17617/2.874626. </text:p>
          </table:table-cell>
        </table:table-row>
        <table:table-row table:style-name="ro2">
          <table:table-cell office:value-type="string" calcext:value-type="string">
            <text:p>cb08cspont.mp4</text:p>
          </table:table-cell>
          <table:table-cell office:value-type="string" calcext:value-type="string">
            <text:p>cspont</text:p>
          </table:table-cell>
          <table:table-cell office:value-type="string" calcext:value-type="string">
            <text:p>Bohnemeyer, J., Bowerman, M., &amp; Brown, P. (2001). Cut and break clips. In S. C. Levinson, &amp; N. J. Enfield (Eds.), Manual for the field season 2001 (pp. 90-96). Nijmegen: Max Planck Institute for Psycholinguistics. doi:10.17617/2.874626. </text:p>
          </table:table-cell>
        </table:table-row>
        <table:table-row table:style-name="ro2">
          <table:table-cell office:value-type="string" calcext:value-type="string">
            <text:p>cb09carknifelong.mp4</text:p>
          </table:table-cell>
          <table:table-cell office:value-type="string" calcext:value-type="string">
            <text:p>carknifelong</text:p>
          </table:table-cell>
          <table:table-cell office:value-type="string" calcext:value-type="string">
            <text:p>Bohnemeyer, J., Bowerman, M., &amp; Brown, P. (2001). Cut and break clips. In S. C. Levinson, &amp; N. J. Enfield (Eds.), Manual for the field season 2001 (pp. 90-96). Nijmegen: Max Planck Institute for Psycholinguistics. doi:10.17617/2.874626. </text:p>
          </table:table-cell>
        </table:table-row>
        <table:table-row table:style-name="ro2">
          <table:table-cell office:value-type="string" calcext:value-type="string">
            <text:p>cb10carslice.mp4</text:p>
          </table:table-cell>
          <table:table-cell office:value-type="string" calcext:value-type="string">
            <text:p>carslice</text:p>
          </table:table-cell>
          <table:table-cell office:value-type="string" calcext:value-type="string">
            <text:p>Bohnemeyer, J., Bowerman, M., &amp; Brown, P. (2001). Cut and break clips. In S. C. Levinson, &amp; N. J. Enfield (Eds.), Manual for the field season 2001 (pp. 90-96). Nijmegen: Max Planck Institute for Psycholinguistics. doi:10.17617/2.874626.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4">00/00/0000</text:date>, <text:time style:data-style-name="N2" text:time-value="23:10:45.5284404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0T12:20:36.540195454</meta:creation-date>
    <dc:date>2022-03-14T23:11:22.712405096</dc:date>
    <meta:editing-duration>PT10M59S</meta:editing-duration>
    <meta:editing-cycles>2</meta:editing-cycles>
    <meta:generator>LibreOffice/6.4.7.2$Linux_X86_64 LibreOffice_project/40$Build-2</meta:generator>
    <meta:document-statistic meta:table-count="1" meta:cell-count="33" meta:object-count="0"/>
  </office:meta>
</office:document-meta>
</file>